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098d8" officeooo:paragraph-rsid="000098d8"/>
    </style:style>
    <style:style style:name="P2" style:family="paragraph" style:parent-style-name="Text_20_body">
      <style:text-properties officeooo:rsid="000098d8" officeooo:paragraph-rsid="000098d8"/>
    </style:style>
    <style:style style:name="P3" style:family="paragraph" style:parent-style-name="Text_20_body">
      <style:paragraph-properties fo:text-align="start" style:justify-single-word="false"/>
      <style:text-properties officeooo:paragraph-rsid="000098d8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Arial" officeooo:rsid="000098d8" officeooo:paragraph-rsid="000098d8"/>
    </style:style>
    <style:style style:name="P5" style:family="paragraph" style:parent-style-name="Title">
      <style:text-properties officeooo:rsid="000098d8" officeooo:paragraph-rsid="000098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o de Requisitos Strem Gam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2"><text:soft-page-break/>Requisitos Funcionais</text:h>
      <text:p text:style-name="P3"/>
      <text:list xml:id="list328775953" text:style-name="L1">
        <text:list-item>
          <text:p text:style-name="P4">O sistema deverá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18:01:40.333842253</meta:creation-date>
    <dc:date>2021-10-24T18:23:13.094060976</dc:date>
    <meta:editing-duration>PT11M22S</meta:editing-duration>
    <meta:editing-cycles>1</meta:editing-cycles>
    <meta:document-statistic meta:table-count="0" meta:image-count="0" meta:object-count="0" meta:page-count="2" meta:paragraph-count="3" meta:word-count="11" meta:character-count="74" meta:non-whitespace-character-count="66"/>
    <meta:generator>LibreOffice/7.1.6.2.0$Linux_X86_64 LibreOffice_project/10$Build-2</meta:generator>
  </office:meta>
</office:document-meta>
</file>